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c89" officeooo:paragraph-rsid="001c4c89"/>
    </style:style>
    <style:style style:name="P2" style:family="paragraph" style:parent-style-name="Standard">
      <style:text-properties officeooo:rsid="001c4c89" officeooo:paragraph-rsid="001c4c89"/>
    </style:style>
    <style:style style:name="P3" style:family="paragraph" style:parent-style-name="Standard">
      <style:text-properties officeooo:rsid="0021a121" officeooo:paragraph-rsid="0021a121"/>
    </style:style>
    <style:style style:name="P4" style:family="paragraph" style:parent-style-name="Standard">
      <style:text-properties officeooo:rsid="00223673" officeooo:paragraph-rsid="00223673"/>
    </style:style>
    <style:style style:name="T1" style:family="text">
      <style:text-properties officeooo:rsid="001c6cff"/>
    </style:style>
    <style:style style:name="T2" style:family="text">
      <style:text-properties officeooo:rsid="001d5643"/>
    </style:style>
    <style:style style:name="T3" style:family="text">
      <style:text-properties officeooo:rsid="001fb72b"/>
    </style:style>
    <style:style style:name="T4" style:family="text">
      <style:text-properties officeooo:rsid="001fd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h1&gt;: títols de diferents mides – h1 &gt; h2 &gt; h3,...</text:p>
      <text:p text:style-name="P1">&lt;p&gt;: paràgrafs</text:p>
      <text:p text:style-name="P1">&lt;pre&gt;: podem fer salts de línia on volguem, tabulacions, etc.</text:p>
      <text:p text:style-name="P1">&lt;i&gt; i &lt;em&gt;: cursiva</text:p>
      <text:p text:style-name="P1">&lt;strong&gt; i &lt;b&gt;: negreta</text:p>
      <text:p text:style-name="P1">&lt;<text:span text:style-name="T1">del&gt;: tachar</text:span></text:p>
      <text:p text:style-name="P1">&lt;<text:span text:style-name="T1">ins&gt;: subrayar</text:span></text:p>
      <text:p text:style-name="P1">&lt;<text:span text:style-name="T1">small&gt;: fer més petit</text:span></text:p>
      <text:p text:style-name="P1"/>
      <text:p text:style-name="P1">&lt;<text:span text:style-name="T2">header&gt;</text:span></text:p>
      <text:p text:style-name="P1"/>
      <text:p text:style-name="P1">&lt;<text:span text:style-name="T2">main&gt;</text:span></text:p>
      <text:p text:style-name="P1"/>
      <text:p text:style-name="P1">&lt;<text:span text:style-name="T2">footer&gt;</text:span></text:p>
      <text:p text:style-name="P1"/>
      <text:p text:style-name="P1">&lt;<text:span text:style-name="T3">hr&gt;: genera una línia de separació</text:span></text:p>
      <text:p text:style-name="P1"/>
      <text:p text:style-name="P1">&lt;<text:span text:style-name="T3">a&gt; href: enllaç /// target: _blank (per obrir a una pàgina nova. Per defecte s’obrirà a la mateixa pàg).</text:span></text:p>
      <text:p text:style-name="P1"/>
      <text:p text:style-name="P1">&lt;!--«comentari»-→</text:p>
      <text:p text:style-name="P1"/>
      <text:p text:style-name="P1"/>
      <text:p text:style-name="P1"/>
      <text:p text:style-name="P1"/>
      <text:p text:style-name="P1"/>
      <text:p text:style-name="P3">Google fonts</text:p>
      <text:p text:style-name="P3">- Sans serif</text:p>
      <text:p text:style-name="P3">- Monospace</text:p>
      <text:p text:style-name="P3"/>
      <text:p text:style-name="P3">LogoAI</text:p>
      <text:p text:style-name="P3"/>
      <text:p text:style-name="P3">Gimp</text:p>
      <text:p text:style-name="P3"/>
      <text:p text:style-name="P4">Coolors</text:p>
      <text:p text:style-name="P4"/>
      <text:p text:style-name="P4">Wirefra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3T17:44:45.349000000</meta:creation-date>
    <dc:date>2024-09-30T19:09:00.263000000</dc:date>
    <meta:editing-duration>PT1H54M50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1" meta:word-count="79" meta:character-count="457" meta:non-whitespace-character-count="399"/>
  </office:meta>
</office:document-meta>
</file>